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85d2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1" fo:font-size="12pt" fo:font-weight="normal" officeooo:rsid="00185d2f" officeooo:paragraph-rsid="00185d2f"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1"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999999"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999999" style:font-name="Times New Roman1"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b2b2b2" style:font-name="Times New Roman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paragraph-rsid="001e026e" style:font-size-asian="12pt" style:font-weight-asian="normal" style:font-size-complex="12pt" style:font-weight-complex="normal"/>
    </style:style>
    <style:style style:name="P17"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4">
      <style:paragraph-properties fo:text-align="justify" style:justify-single-word="false"/>
      <style:text-properties style:font-name="Times New Roman1" fo:font-size="12pt" fo:font-weight="bold" style:font-size-asian="12pt" style:font-weight-asian="bold" style:font-size-complex="12pt" style:font-weight-complex="bold"/>
    </style:style>
    <style:style style:name="P19" style:family="paragraph" style:parent-style-name="Standard" style:list-style-name="L6">
      <style:paragraph-properties fo:text-align="justify" style:justify-single-word="false"/>
      <style:text-properties style:font-name="Times New Roman1" fo:font-size="12pt" fo:font-weight="bold" style:font-size-asian="12pt" style:font-weight-asian="bold" style:font-size-complex="12pt" style:font-weight-complex="bold"/>
    </style:style>
    <style:style style:name="P20" style:family="paragraph" style:parent-style-name="Standard" style:list-style-name="L7">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21" style:family="paragraph" style:parent-style-name="Standard" style:list-style-name="L5">
      <style:paragraph-properties fo:text-align="justify" style:justify-single-word="false"/>
      <style:text-properties fo:color="#b2b2b2" style:font-name="Times New Roman1"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font-name="Times New Roman1"/>
    </style:style>
    <style:style style:name="T7" style:family="text">
      <style:text-properties style:font-name="Times New Roman1" fo:font-size="12pt" fo:font-weight="normal" style:font-size-asian="12pt" style:font-weight-asian="normal" style:font-size-complex="12pt" style:font-weight-complex="normal"/>
    </style:style>
    <style:style style:name="T8" style:family="text">
      <style:text-properties style:text-position="super 58%"/>
    </style:style>
    <style:style style:name="T9" style:family="text">
      <style:text-properties style:font-name="Times New Roman"/>
    </style:style>
    <style:style style:name="T10" style:family="text">
      <style:text-properties fo:color="#0000cc"/>
    </style:style>
    <style:style style:name="T11" style:family="text">
      <style:text-properties fo:color="#0000cc" officeooo:rsid="000516bd"/>
    </style:style>
    <style:style style:name="T12" style:family="text">
      <style:text-properties officeooo:rsid="001cc31c"/>
    </style:style>
    <style:style style:name="T13" style:family="text">
      <style:text-properties officeooo:rsid="001d772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 2<text:span text:style-name="T13">4</text:span> : Oscillations</text:p>
      <text:p text:style-name="P2"/>
      <text:p text:style-name="P3"><text:span text:style-name="T2">Élément imposé</text:span> : Son d'une bouteille, régime forcé, aspect énergétique( Grécias BCPST p265+ Tableau Dunod p546), analogie, etude de circuit</text:p>
      <text:p text:style-name="P3"><text:a xlink:type="simple" xlink:href="http://www.ac-grenoble.fr/disciplines/spc/genevieve_tulloue/file/gtulloue/Meca/Oscillateurs/Index_Oscillat.html" text:style-name="Internet_20_link" text:visited-style-name="Visited_20_Internet_20_Link">http://www.ac-grenoble.fr/disciplines/spc/genevieve_tulloue/file/gtulloue/Meca/Oscillateurs/Index_Oscillat.html</text:a> </text:p>
      <text:p text:style-name="P3"><text:a xlink:type="simple" xlink:href="http://www.physagreg.fr/electrocinetique-3-rlc.php" text:style-name="Internet_20_link" text:visited-style-name="Visited_20_Internet_20_Link">http://www.physagreg.fr/electrocinetique-3-rlc.php</text:a> </text:p>
      <text:p text:style-name="P3"><text:span text:style-name="T2">Niveau</text:span> : L1 si <text:s/>on veut se mettre en BCPST il faut 2e année car les bobines et les équa diff du 2<text:span text:style-name="T8">nd</text:span> ordre ne sont pas vu en L1</text:p>
      <text:p text:style-name="P3"/>
      <text:p text:style-name="P3"><text:span text:style-name="T2">Prérequis</text:span> :</text:p>
      <text:list xml:id="list3025223772" text:style-name="L1">
        <text:list-item>
          <text:p text:style-name="P14">Mécanique du point (PFD, TEM, forces usuelles)</text:p>
        </text:list-item>
        <text:list-item>
          <text:p text:style-name="P14">Force de frottement fluide (L1)</text:p>
        </text:list-item>
        <text:list-item>
          <text:p text:style-name="P14">Pendule simple (L1)</text:p>
        </text:list-item>
        <text:list-item>
          <text:p text:style-name="P14">Oscillateur harmonique (L1)</text:p>
        </text:list-item>
        <text:list-item>
          <text:p text:style-name="P14">Résolution d'équation différentielles (L1)</text:p>
        </text:list-item>
        <text:list-item>
          <text:p text:style-name="P14">Conservation de l'énergie</text:p>
        </text:list-item>
        <text:list-item>
          <text:p text:style-name="P14">Notion d'équilibres stables et instables</text:p>
        </text:list-item>
        <text:list-item>
          <text:p text:style-name="P14">Utilisation de la notation complexe</text:p>
        </text:list-item>
        <text:list-item>
          <text:p text:style-name="P14">Électrocinétique : loi des nœuds, loi d'Ohm, loi des mailles, dipole linéaire R, C, L</text:p>
        </text:list-item>
      </text:list>
      <text:p text:style-name="P3"/>
      <text:p text:style-name="P3"><text:span text:style-name="T2">Biblio</text:span> : </text:p>
      <text:p text:style-name="P3">PCSI Salamito</text:p>
      <text:p text:style-name="P3">Duffait pendule</text:p>
      <text:p text:style-name="P3"/>
      <text:p text:style-name="P3"><text:span text:style-name="T2">Introduction pédagogique</text:span> :</text:p>
      <text:p text:style-name="P3">Cours de L1 qui regroupe plusieurs domaines.</text:p>
      <text:p text:style-name="P3">Ce cours s'inscrit après un cours de mécanique sur le pfd et la conservation de l'énergie → les élèves sont familiers avec les forces usuelles et les énergies </text:p>
      <text:p text:style-name="P3">Choix : faire l'analogie mécanique/électrocinétique. On part de l'exemple du pendule car déjà connu par les élèves : <text:s/>retour dessus et on ajoute frottement</text:p>
      <text:p text:style-name="P3">On ne traite pas des oscillations forcés, sera vu dans le cours d'après avec les phénomènes de résonnance.</text:p>
      <text:p text:style-name="P3">Ce cours pourra leur permettre de faire une analogie avec le cours d'électrocinétique, où l'on retrouvera les mêmes phénomènes</text:p>
      <text:p text:style-name="P3">Difficultés : Résolution des équations. Différence transitoire/périodique</text:p>
      <text:p text:style-name="P3">TD : établissement et résolution d'équation différentielle, exo amortisseur de voiture</text:p>
      <text:p text:style-name="P3">TP : pourront être fait avec des pendules eu des systèmes masses ressorts. Voir l’influence du facteur de qualité.</text:p>
      <text:p text:style-name="P3">Etude de Doc sur l'utilisation des oscillations dans la vie de tous les jours.</text:p>
      <text:p text:style-name="P3"/>
      <text:p text:style-name="P5"><text:tab/>Introduction <text:tab/></text:p>
      <text:p text:style-name="P3">Qu'est ce que les oscillations ? </text:p>
      <text:p text:style-name="P3"><text:span text:style-name="T3">Oscillation</text:span> : Mouvement périodique autour d'une position d'équilibre.</text:p>
      <text:p text:style-name="P3">Oscillation au quotidien, dans les vieilles horloges par ex Slide, métronome</text:p>
      <text:p text:style-name="P3">On va essayer de comprendre pourquoi on a des oscillations et ce qui peut les influencer.</text:p>
      <text:p text:style-name="P3"/>
      <text:p text:style-name="P3"><text:span text:style-name="T5">Objectifs</text:span> :</text:p>
      <text:list xml:id="list497658525" text:style-name="L2">
        <text:list-item>
          <text:p text:style-name="P15">Savoir modéliser un système oscillant avec et sans frottements</text:p>
        </text:list-item>
        <text:list-item>
          <text:p text:style-name="P15">Savoir décrire l'effet des amortissements</text:p>
        </text:list-item>
      </text:list>
      <text:p text:style-name="P3"/>
      <text:list xml:id="list3439122746" text:style-name="L3">
        <text:list-item>
          <text:p text:style-name="P17">Étude d'un oscillateur non amorti</text:p>
          <text:p text:style-name="P17"><text:soft-page-break/>A. Mise en équation du pendule simple</text:p>
        </text:list-item>
      </text:list>
      <text:p text:style-name="P3">Slide Schéma du pendule </text:p>
      <text:p text:style-name="P3">Pendule assimilé à un pendule simple dans le cas où la tige est de masse suffisamment faible devant la masse suspendue</text:p>
      <text:p text:style-name="P3">système : masse, réf : labo supposé galiléen, bilan des forces : P et T</text:p>
      <text:p text:style-name="P3">La tension est perpendiculaire à la vitesse donc ne travaille pas. P dérive d’une énergie potentielle Ep = mgz donc dEm/dt = 0 (force conservative). </text:p>
      <text:p text:style-name="P3">TEM : <draw:frame draw:style-name="fr1" draw:name="Objet1" text:anchor-type="as-char" svg:y="-0.619cm" svg:width="8.179cm" svg:height="0.998cm" draw:z-index="0"><draw:object xlink:href="./Object 1" xlink:type="simple" xlink:show="embed" xlink:actuate="onLoad"/><draw:image xlink:href="./ObjectReplacements/Object 1" xlink:type="simple" xlink:show="embed" xlink:actuate="onLoad"/></draw:frame></text:p>
      <text:p text:style-name="P3">d/dt → <draw:frame draw:style-name="fr1" draw:name="Objet2" text:anchor-type="as-char" svg:y="-0.386cm" svg:width="2.556cm" svg:height="0.478cm" draw:z-index="1"><draw:object xlink:href="./Object 2" xlink:type="simple" xlink:show="embed" xlink:actuate="onLoad"/><draw:image xlink:href="./ObjectReplacements/Object 2" xlink:type="simple" xlink:show="embed" xlink:actuate="onLoad"/></draw:frame></text:p>
      <text:p text:style-name="P3"/>
      <text:p text:style-name="P3"><text:span text:style-name="T4">Transition</text:span> : On ne sait pas résoudre cette équation. On va devoir faire une approximation.</text:p>
      <text:p text:style-name="P3"/>
      <text:p text:style-name="P3"><text:tab/><text:span text:style-name="T1">B. Approximation harmonique</text:span></text:p>
      <text:p text:style-name="P3">Approximation petits angles → <text:span text:style-name="T6">θ</text:span><text:span text:style-name="T9">~0 =&gt; sin </text:span><text:span text:style-name="T6">θ</text:span><text:span text:style-name="T9"> ~ </text:span><text:span text:style-name="T6">θ</text:span></text:p>
      <text:p text:style-name="P3">Donc <draw:frame draw:style-name="fr1" draw:name="Objet3" text:anchor-type="as-char" svg:y="-0.587cm" svg:width="2.261cm" svg:height="1.027cm" draw:z-index="2"><draw:object xlink:href="./Object 3" xlink:type="simple" xlink:show="embed" xlink:actuate="onLoad"/><draw:image xlink:href="./ObjectReplacements/Object 3" xlink:type="simple" xlink:show="embed" xlink:actuate="onLoad"/></draw:frame>avec wo<text:span text:style-name="T8">2</text:span> = g/l, pulsation propre</text:p>
      <text:p text:style-name="P3"><text:s/>Équation d'un oscillateur harmonique</text:p>
      <text:p text:style-name="P3">Solution : <text:span text:style-name="T6">θ</text:span><text:span text:style-name="T9">(t) = </text:span><text:span text:style-name="T6">θ</text:span><text:span text:style-name="T9">o cos (wot)</text:span></text:p>
      <text:p text:style-name="P3">On peut donc modéliser les oscillations du pendule avec l’acquisition de théta en fonction du temps ! La position théta = 0 est une position d’équilibre. </text:p>
      <text:p text:style-name="P10">exp : Mesure avec le pendule simple. slide schéma montage</text:p>
      <text:p text:style-name="P10">Pendule simple sans frottement, avec potentiostat relié à Latis-Pro (tracé automatique de l’angle en fonction du temps), mesurer la période. <text:s/></text:p>
      <text:p text:style-name="P4"><text:a xlink:type="simple" xlink:href="http://scphysiques.free.fr/" text:style-name="Internet_20_link" text:visited-style-name="Visited_20_Internet_20_Link">http://scphysiques.free.fr/</text:a><text:span text:style-name="T10"> </text:span><text:span text:style-name="T11"><text:s/>dans pendule2 </text:span></text:p>
      <text:p text:style-name="P3">On trace <text:span text:style-name="T6">θ=f(t) pour plusieurs valeurs de θ0 (incertitude type A) → mesure de T0</text:span></text:p>
      <text:p text:style-name="P6">→ isochronisme des oscillations car la période est indépendante de l’amplitude. </text:p>
      <text:p text:style-name="P6"/>
      <text:p text:style-name="P6"><text:span text:style-name="T4">Transition</text:span> : Expérimentalement, on constate que le pendule s'arrête. Il y a un terme d'amortissement</text:p>
      <text:p text:style-name="P6"/>
      <text:list xml:id="list3561768404" text:style-name="L4">
        <text:list-item>
          <text:list>
            <text:list-item>
              <text:list>
                <text:list-item>
                  <text:p text:style-name="P18">Oscillations amorties</text:p>
                </text:list-item>
              </text:list>
            </text:list-item>
          </text:list>
        </text:list-item>
      </text:list>
      <text:p text:style-name="P8"><text:tab/><text:tab/>A. Frottements : source de dissipation </text:p>
      <text:p text:style-name="P11">exp : On ajoute une feuille de papier cartonnée → retour à l'équilibre plus rapide</text:p>
      <text:p text:style-name="P7"><text:a xlink:type="simple" xlink:href="http://scphysiques.free.fr/" text:style-name="Internet_20_link" text:visited-style-name="Visited_20_Internet_20_Link">http://scphysiques.free.fr/</text:a><text:span text:style-name="T10"> </text:span><text:span text:style-name="T11"><text:s/>dans pendule2 →</text:span><text:span text:style-name="T10"> On ajoute frottements</text:span></text:p>
      <text:p text:style-name="P6">Plus on augmente les forces de frottement plus le temps de décroissance des oscillations est court.</text:p>
      <text:p text:style-name="P6"/>
      <text:p text:style-name="P9"><text:span text:style-name="T7">Force de frottements fluides : </text:span><text:span text:style-name="T7"><draw:frame draw:style-name="fr1" draw:name="Objet4" text:anchor-type="as-char" svg:y="-0.443cm" svg:width="1.713cm" svg:height="0.534cm" draw:z-index="11"><draw:object xlink:href="./Object 4" xlink:type="simple" xlink:show="embed" xlink:actuate="onLoad"/><draw:image xlink:href="./ObjectReplacements/Object 4" xlink:type="simple" xlink:show="embed" xlink:actuate="onLoad"/></draw:frame></text:span>Cette force est dissipative, ce qui empêche d’écrire la conservation de l’énergie mécanique. </text:p>
      <text:p text:style-name="P6">PFD :<draw:frame draw:style-name="fr1" draw:name="Objet5" text:anchor-type="as-char" svg:y="-0.619cm" svg:width="8.959cm" svg:height="0.998cm" draw:z-index="3"><draw:object xlink:href="./Object 5" xlink:type="simple" xlink:show="embed" xlink:actuate="onLoad"/><draw:image xlink:href="./ObjectReplacements/Object 5" xlink:type="simple" xlink:show="embed" xlink:actuate="onLoad"/></draw:frame></text:p>
      <text:p text:style-name="P6">Petits angles : Oscillateur amorti</text:p>
      <text:p text:style-name="P6">C’est l’équation d’une oscillation harmonique amortie. Un terme supplémentaire proportionnel à la dérivée de la grandeur oscillante est maintenant présent dans l’équation. Une des conséquences intéressantes de ce terme supplémentaire est la non réversibilité du mouvement : si θ(t) est solution de l’équation, alors θ(−t) ne peut pas être solution : un signe moins résiduel devant la dérivée simple fausse l’équation. Ce n’était pas le cas pour le pendule non-amorti, qui présentait un mouvement réversible. </text:p>
      <text:p text:style-name="P6">On introduit le facteur de qualité Q = mwo/<text:span text:style-name="T6">λ</text:span></text:p>
      <text:p text:style-name="P6"><text:span text:style-name="T4">Transition</text:span> : C'est une équation qu'on retrouve dans un autre domaine et qui permet d'étudier les phénomènes mécaniques par analogie</text:p>
      <text:p text:style-name="P6"/>
      <text:p text:style-name="P6"><text:tab/><text:tab/><text:span text:style-name="T1">B. Analogie électromécanique</text:span></text:p>
      <text:p text:style-name="P6"><text:soft-page-break/>Scéma circuit Slide Duffait p 75</text:p>
      <text:p text:style-name="P6">La tension délivrée par le générateur est une tension en créneaux de fréquence suffisamment faible pour que le régime transitoire ait le temps de se terminer avant la fin d’un pallier </text:p>
      <text:p text:style-name="P6">Loi des mailles →<draw:frame draw:style-name="fr1" draw:name="Objet6" text:anchor-type="as-char" svg:y="-0.681cm" svg:width="5.179cm" svg:height="1.12cm" draw:z-index="4"><draw:object xlink:href="./Object 6" xlink:type="simple" xlink:show="embed" xlink:actuate="onLoad"/><draw:image xlink:href="./ObjectReplacements/Object 6" xlink:type="simple" xlink:show="embed" xlink:actuate="onLoad"/></draw:frame></text:p>
      <text:p text:style-name="P6">Analogie : R ↔ <text:span text:style-name="T6">λ</text:span>, L ↔ m et1/C ↔ mg/l </text:p>
      <text:p text:style-name="P6">Slide</text:p>
      <text:p text:style-name="P12">Exp : E=créneau et on relève uc avec Latis pro</text:p>
      <text:list xml:id="list475079095" text:style-name="L5">
        <text:list-item>
          <text:p text:style-name="P21">Cas faible R(&lt;2 racine (L/C) → oscillation amortie</text:p>
        </text:list-item>
        <text:list-item>
          <text:p text:style-name="P21">Cas forte R → pas d'oscillation</text:p>
        </text:list-item>
      </text:list>
      <text:p text:style-name="P6"><text:a xlink:type="simple" xlink:href="https://www.circuitlab.com/editor/#wt3nym" text:style-name="Internet_20_link" text:visited-style-name="Visited_20_Internet_20_Link">https://www.circuitlab.com/editor/#wt3nym</text:a> <text:s/><text:span text:style-name="T12">On peut modifier les paramètres et visualiser l’entrée et la sortie</text:span></text:p>
      <text:p text:style-name="P6"><text:a xlink:type="simple" xlink:href="https://www.geogebra.org/m/fPbFPH6z" text:style-name="Internet_20_link" text:visited-style-name="Visited_20_Internet_20_Link">https://www.geogebra.org/m/fPbFPH6z</text:a> </text:p>
      <text:p text:style-name="P6"><text:span text:style-name="T4">Transition</text:span> : On distingue plusieurs régime d'amortissement.</text:p>
      <text:p text:style-name="P6"/>
      <text:list xml:id="list1760443475" text:style-name="L6">
        <text:list-item>
          <text:list>
            <text:list-item>
              <text:list>
                <text:list-item>
                  <text:p text:style-name="P19">Différents régimes d'amortissements</text:p>
                </text:list-item>
              </text:list>
            </text:list-item>
          </text:list>
        </text:list-item>
      </text:list>
      <text:p text:style-name="P6">Forme canonique : <draw:frame draw:style-name="fr1" draw:name="Objet7" text:anchor-type="as-char" svg:y="-0.619cm" svg:width="3.51cm" svg:height="0.998cm" draw:z-index="5"><draw:object xlink:href="./Object 7" xlink:type="simple" xlink:show="embed" xlink:actuate="onLoad"/><draw:image xlink:href="./ObjectReplacements/Object 7" xlink:type="simple" xlink:show="embed" xlink:actuate="onLoad"/></draw:frame></text:p>
      <text:p text:style-name="P6">Equation caractéristique :<draw:frame draw:style-name="fr1" draw:name="Objet8" text:anchor-type="as-char" svg:y="-0.619cm" svg:width="3.311cm" svg:height="0.998cm" draw:z-index="6"><draw:object xlink:href="./Object 8" xlink:type="simple" xlink:show="embed" xlink:actuate="onLoad"/><draw:image xlink:href="./ObjectReplacements/Object 8" xlink:type="simple" xlink:show="embed" xlink:actuate="onLoad"/></draw:frame>→ <draw:frame draw:style-name="fr1" draw:name="Objet9" text:anchor-type="as-char" svg:y="-0.619cm" svg:width="3.433cm" svg:height="1.058cm" draw:z-index="7"><draw:object xlink:href="./Object 9" xlink:type="simple" xlink:show="embed" xlink:actuate="onLoad"/><draw:image xlink:href="./ObjectReplacements/Object 9" xlink:type="simple" xlink:show="embed" xlink:actuate="onLoad"/></draw:frame></text:p>
      <text:p text:style-name="P6">3 types de régime :</text:p>
      <text:list xml:id="list1215618889" text:style-name="L7">
        <text:list-item>
          <text:p text:style-name="P20"><text:span text:style-name="T6">Δ</text:span>&gt; 0 : apériodique : <draw:frame draw:style-name="fr1" draw:name="Objet10" text:anchor-type="as-char" svg:y="-0.48cm" svg:width="5.657cm" svg:height="0.586cm" draw:z-index="8"><draw:object xlink:href="./Object 10" xlink:type="simple" xlink:show="embed" xlink:actuate="onLoad"/><draw:image xlink:href="./ObjectReplacements/Object 10" xlink:type="simple" xlink:show="embed" xlink:actuate="onLoad"/></draw:frame></text:p>
        </text:list-item>
        <text:list-item>
          <text:p text:style-name="P20"><text:span text:style-name="T6">Δ</text:span>=0 : critique : rc= -<text:span text:style-name="T6">λ</text:span></text:p>
        </text:list-item>
        <text:list-item>
          <text:p text:style-name="P20"><text:span text:style-name="T6">Δ&lt;0 : pseudo-périodique : Q&gt; ½ ,</text:span><text:span text:style-name="T6"><draw:frame draw:style-name="fr1" draw:name="Objet11" text:anchor-type="as-char" svg:y="-0.642cm" svg:width="5.149cm" svg:height="1.15cm" draw:z-index="9"><draw:object xlink:href="./Object 11" xlink:type="simple" xlink:show="embed" xlink:actuate="onLoad"/><draw:image xlink:href="./ObjectReplacements/Object 11" xlink:type="simple" xlink:show="embed" xlink:actuate="onLoad"/></draw:frame></text:span><text:span text:style-name="T6">Pour un régime pseudo-périodique, la pseudo-période des oscillations est différente de la période propre du système </text:span></text:p>
          <text:p text:style-name="P20"><text:span text:style-name="T6"><text:s/>pseudo-période : </text:span><text:span text:style-name="T6"><draw:frame draw:style-name="fr1" draw:name="Objet12" text:anchor-type="as-char" svg:y="-0.619cm" svg:width="3.591cm" svg:height="1.679cm" draw:z-index="10"><draw:object xlink:href="./Object 12" xlink:type="simple" xlink:show="embed" xlink:actuate="onLoad"/><draw:image xlink:href="./ObjectReplacements/Object 12" xlink:type="simple" xlink:show="embed" xlink:actuate="onLoad"/></draw:frame></text:span></text:p>
        </text:list-item>
      </text:list>
      <text:p text:style-name="P6">Décrément logarithmique <text:span text:style-name="T6">δ</text:span> = ln ( u(t)/u(t+T)) = <text:span text:style-name="T6">λT</text:span></text:p>
      <text:p text:style-name="P6"/>
      <text:p text:style-name="P12">exp : Pour le RLC : cas pseudo périodique</text:p>
      <text:p text:style-name="P12">Le deuxième terme non constant peut être subdivisé en deux parties : d’une part l’enveloppe exponentielle décroissante qui marque la diminution de l’amplitude du signal (en exponentielle), et d’autre part le cos(Ωt + φ) qui provoque les oscillations </text:p>
      <text:p text:style-name="P12"><text:s/>on mesure T et on calcul δ pour plusieurs points</text:p>
      <text:p text:style-name="P12">On vérifie par rapport aux valeurs théoriques</text:p>
      <text:p text:style-name="P6"/>
      <text:p text:style-name="P6"><text:tab/><text:span text:style-name="T1">Conclusion</text:span></text:p>
      <text:p text:style-name="P9">En conclusion, nous avons vu à travers cette leçons les oscillations non-amorties et les oscillations amorties. Nous avons démontré que les oscillations sont des phénomènes communs à l’electrocinétique et à la mécanique, et peuvent être décrite par des équations similaires qui mènent donc à des résultats similaires. Ces ressemblances permettent de créer des analogies entre les deux domaines </text:p>
      <text:p text:style-name="P6">Ouverture : Nous avons ici entièrement traité d’oscillations libre, mais il est possible d’imposer des oscillations au système. C’est ce que nous allons voir dans le cours suivant qui portera sur les oscillations sinusoïdales forcées. </text:p>
      <text:p text:style-name="P3"/>
      <text:p text:style-name="P3"/>
      <text:p text:style-name="P3"/>
      <text:p text:style-name="P3"/>
      <text:p text:style-name="P16"><text:soft-page-break/>- Est-ce que les élèves ont déjà vu les notations complexes ?</text:p>
      <text:p text:style-name="P16">- A quoi sert exactement le premier paragraphe ?</text:p>
      <text:p text:style-name="P16">- Comment justifie ce qui correspond au transitoire et au permanent dans solutions de l’équa diff ?</text:p>
      <text:p text:style-name="P16">- Pourquoi le terme Acos(wt) apparaît pour le système masse-ressort?</text:p>
      <text:p text:style-name="P16">- Peut-on le traiter dans le référentiel du labo ? </text:p>
      <text:p text:style-name="P16">- A quoi sert un portrait de phase, combien de dimensions ?</text:p>
      <text:p text:style-name="P16">- Quels sont les deux systèmes classiques dans lesquels on apporte une énergie qui compense les pertes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09:21:30.03</meta:creation-date>
    <dc:date>2021-04-18T11:18:49.157000000</dc:date>
    <meta:editing-duration>PT5H22M56S</meta:editing-duration>
    <meta:editing-cycles>37</meta:editing-cycles>
    <meta:generator>LibreOffice/6.2.8.2$Windows_X86_64 LibreOffice_project/f82ddfca21ebc1e222a662a32b25c0c9d20169ee</meta:generator>
    <meta:document-statistic meta:table-count="0" meta:image-count="0" meta:object-count="12" meta:page-count="4" meta:paragraph-count="103" meta:word-count="1147" meta:character-count="7270" meta:non-whitespace-character-count="6199"/>
  </office:meta>
</office:document-meta>
</file>

<file path=Object 1/content.xml><?xml version="1.0" encoding="utf-8"?>
<math xmlns="http://www.w3.org/1998/Math/MathML">
  <semantics>
    <mrow>
      <mrow>
        <mrow>
          <mi mathvariant="italic">Em</mi>
          <mo stretchy="false">=</mo>
          <mi mathvariant="italic">constante</mi>
        </mrow>
        <mo stretchy="false">=</mo>
        <mfrac>
          <mrow>
            <mn>1</mn>
          </mrow>
          <mrow>
            <mn>2</mn>
          </mrow>
        </mfrac>
      </mrow>
      <mi>m</mi>
      <msup>
        <mi>l</mi>
        <mrow>
          <mn>2</mn>
        </mrow>
      </msup>
      <mrow>
        <mover accent="true">
          <msup>
            <mo stretchy="false">θ</mo>
            <mrow>
              <mn>2</mn>
            </mrow>
          </msup>
          <mo stretchy="false">˙</mo>
        </mover>
        <mo stretchy="false">−</mo>
        <mi mathvariant="italic">mgl</mi>
      </mrow>
      <mrow>
        <mo stretchy="false">(</mo>
        <mrow>
          <mi>cos</mi>
          <mrow>
            <mo stretchy="false">θ</mo>
            <mo stretchy="false">−</mo>
            <mi>cos</mi>
          </mrow>
          <mo stretchy="false">θ</mo>
          <mn>0</mn>
        </mrow>
        <mo stretchy="false">)</mo>
      </mrow>
    </mrow>
    <annotation encoding="StarMath 5.0">Em=constante = {1} over {2} m l^{2} dot %theta^{2} - mgl(cos %theta - cos %theta 0)</annotation>
  </semantics>
</math>
</file>

<file path=Object 10/content.xml><?xml version="1.0" encoding="utf-8"?>
<math xmlns="http://www.w3.org/1998/Math/MathML">
  <semantics>
    <mrow>
      <mrow>
        <mi>r</mi>
        <mo stretchy="false">=</mo>
        <mrow>
          <mrow>
            <mo stretchy="false">−</mo>
            <mo stretchy="false">λ</mo>
          </mrow>
          <mo stretchy="false">±</mo>
          <msqrt>
            <mrow>
              <mo stretchy="false">(</mo>
              <mrow>
                <mrow>
                  <msup>
                    <mo stretchy="false">λ</mo>
                    <mrow>
                      <mn>2</mn>
                    </mrow>
                  </msup>
                  <mo stretchy="false">−</mo>
                  <msup>
                    <mi mathvariant="italic">wo</mi>
                    <mrow>
                      <mn>2</mn>
                    </mrow>
                  </msup>
                </mrow>
              </mrow>
              <mo stretchy="false">)</mo>
            </mrow>
          </msqrt>
        </mrow>
      </mrow>
      <mi>,</mi>
      <mrow>
        <mo stretchy="false">λ</mo>
        <mo stretchy="false">=</mo>
        <mrow>
          <mi mathvariant="italic">wo</mi>
          <mo stretchy="false">/</mo>
          <mn>2Q</mn>
        </mrow>
      </mrow>
    </mrow>
    <annotation encoding="StarMath 5.0">r = -%lambda  +-  sqrt (%lambda^{2} - wo^{2} ), %lambda = wo/2Q</annotation>
  </semantics>
</math>
</file>

<file path=Object 11/content.xml><?xml version="1.0" encoding="utf-8"?>
<math xmlns="http://www.w3.org/1998/Math/MathML">
  <semantics>
    <mtable>
      <mtr>
        <mtd>
          <mrow>
            <mrow>
              <mi>r</mi>
              <mo stretchy="false">=</mo>
              <mrow>
                <mrow>
                  <mo stretchy="false">−</mo>
                  <mo stretchy="false">λ</mo>
                </mrow>
                <mo stretchy="false">±</mo>
                <mi>j</mi>
              </mrow>
            </mrow>
            <mo stretchy="false">Ω</mo>
            <mi>;</mi>
            <mrow>
              <mo stretchy="false">Ω</mo>
              <mo stretchy="false">=</mo>
              <msqrt>
                <mrow>
                  <mo stretchy="false">(</mo>
                  <mrow>
                    <mrow>
                      <msup>
                        <mi mathvariant="italic">wo</mi>
                        <mrow>
                          <mn>2</mn>
                        </mrow>
                      </msup>
                      <mo stretchy="false">−</mo>
                      <msup>
                        <mo stretchy="false">λ</mo>
                        <mrow>
                          <mn>2</mn>
                        </mrow>
                      </msup>
                    </mrow>
                  </mrow>
                  <mo stretchy="false">)</mo>
                </mrow>
              </msqrt>
            </mrow>
          </mrow>
        </mtd>
      </mtr>
      <mtr>
        <mtd>
          <mrow>
            <mi>u</mi>
            <mrow>
              <mrow>
                <mo stretchy="false">(</mo>
                <mrow>
                  <mi>t</mi>
                </mrow>
                <mo stretchy="false">)</mo>
              </mrow>
              <mo stretchy="false">=</mo>
              <mi>A</mi>
            </mrow>
            <msup>
              <mi>e</mi>
              <mrow>
                <mrow>
                  <mo stretchy="false">−</mo>
                  <mo stretchy="false">λ</mo>
                </mrow>
                <mi>t</mi>
              </mrow>
            </msup>
            <mi>cos</mi>
            <mrow>
              <mo stretchy="false">(</mo>
              <mrow>
                <mo stretchy="false">Ω</mo>
                <mrow>
                  <mi>t</mi>
                  <mo stretchy="false">+</mo>
                  <mo stretchy="false">ϕ</mo>
                </mrow>
              </mrow>
              <mo stretchy="false">)</mo>
            </mrow>
          </mrow>
        </mtd>
      </mtr>
    </mtable>
    <annotation encoding="StarMath 5.0">r = -%lambda +- j%OMEGA ; %OMEGA =sqrt ( wo^{2} - %lambda^{2}) newline
u(t) = A e^{-%lambda t} cos ( %OMEGA t+ %phi )</annotation>
  </semantics>
</math>
</file>

<file path=Object 12/content.xml><?xml version="1.0" encoding="utf-8"?>
<math xmlns="http://www.w3.org/1998/Math/MathML">
  <semantics>
    <mrow>
      <mrow>
        <mrow>
          <mi>T</mi>
          <mo stretchy="false">=</mo>
          <mfrac>
            <mrow>
              <mi mathvariant="italic">T0</mi>
            </mrow>
            <mrow>
              <msqrt>
                <mrow>
                  <mo stretchy="false">(</mo>
                  <mrow>
                    <mrow>
                      <mn>1</mn>
                      <mo stretchy="false">−</mo>
                      <mfrac>
                        <mrow>
                          <mn>1</mn>
                        </mrow>
                        <mrow>
                          <msup>
                            <mn>4Q</mn>
                            <mrow>
                              <mn>2</mn>
                            </mrow>
                          </msup>
                        </mrow>
                      </mfrac>
                    </mrow>
                  </mrow>
                  <mo stretchy="false">)</mo>
                </mrow>
              </msqrt>
            </mrow>
          </mfrac>
        </mrow>
        <mo stretchy="false">&gt;</mo>
        <mi mathvariant="italic">T0</mi>
      </mrow>
    </mrow>
    <annotation encoding="StarMath 5.0">T = { T0} over { sqrt ( 1 - {1} over {4Q^{2}}) } &gt; T0</annotation>
  </semantics>
</math>
</file>

<file path=Object 2/content.xml><?xml version="1.0" encoding="utf-8"?>
<math xmlns="http://www.w3.org/1998/Math/MathML">
  <semantics>
    <mrow>
      <mrow>
        <mn>0</mn>
        <mo stretchy="false">=</mo>
        <mi>l</mi>
      </mrow>
      <mrow>
        <mover accent="true">
          <mo stretchy="false">θ</mo>
          <mo stretchy="false">¨</mo>
        </mover>
        <mo stretchy="false">+</mo>
        <mi mathvariant="italic">gsin</mi>
      </mrow>
      <mo stretchy="false">θ</mo>
    </mrow>
    <annotation encoding="StarMath 5.0">0 = l ddot %theta +gsin %theta </annotation>
  </semantics>
</math>
</file>

<file path=Object 3/content.xml><?xml version="1.0" encoding="utf-8"?>
<math xmlns="http://www.w3.org/1998/Math/MathML">
  <semantics>
    <mtable>
      <mtr>
        <mtd>
          <mrow>
            <mrow>
              <mn>0</mn>
              <mo stretchy="false">=</mo>
              <mi>l</mi>
            </mrow>
            <mrow>
              <mover accent="true">
                <mo stretchy="false">θ</mo>
                <mo stretchy="false">¨</mo>
              </mover>
              <mo stretchy="false">+</mo>
              <mi>g</mi>
            </mrow>
            <mo stretchy="false">θ</mo>
          </mrow>
        </mtd>
      </mtr>
      <mtr>
        <mtd>
          <mrow>
            <mrow>
              <mover accent="true">
                <mo stretchy="false">θ</mo>
                <mo stretchy="false">¨</mo>
              </mover>
              <mo stretchy="false">+</mo>
              <msup>
                <mi mathvariant="italic">wo</mi>
                <mrow>
                  <mn>2</mn>
                </mrow>
              </msup>
            </mrow>
            <mrow>
              <mo stretchy="false">θ</mo>
              <mo stretchy="false">=</mo>
              <mn>0</mn>
            </mrow>
          </mrow>
        </mtd>
      </mtr>
    </mtable>
    <annotation encoding="StarMath 5.0">0 = l ddot %theta +g%theta newline
ddot %theta + wo^{2} %theta = 0 </annotation>
  </semantics>
</math>
</file>

<file path=Object 4/content.xml><?xml version="1.0" encoding="utf-8"?>
<math xmlns="http://www.w3.org/1998/Math/MathML">
  <semantics>
    <mrow>
      <mrow>
        <mover accent="true">
          <mi>f</mi>
          <mo stretchy="false">⃗</mo>
        </mover>
        <mo stretchy="false">=</mo>
        <mrow>
          <mo stretchy="false">−</mo>
          <mo stretchy="false">λ</mo>
        </mrow>
      </mrow>
      <mover accent="true">
        <mi>v</mi>
        <mo stretchy="false">⃗</mo>
      </mover>
    </mrow>
    <annotation encoding="StarMath 5.0">vec f = - %lambda vec v</annotation>
  </semantics>
</math>
</file>

<file path=Object 5/content.xml><?xml version="1.0" encoding="utf-8"?>
<math xmlns="http://www.w3.org/1998/Math/MathML">
  <semantics>
    <mrow>
      <mrow>
        <mover accent="true">
          <mo stretchy="false">θ</mo>
          <mo stretchy="false">¨</mo>
        </mover>
        <mo stretchy="false">+</mo>
        <mfrac>
          <mrow>
            <mo stretchy="false">λ</mo>
          </mrow>
          <mrow>
            <mi>m</mi>
          </mrow>
        </mfrac>
      </mrow>
      <mrow>
        <mover accent="true">
          <mo stretchy="false">θ</mo>
          <mo stretchy="false">˙</mo>
        </mover>
        <mo stretchy="false">+</mo>
        <mfrac>
          <mrow>
            <mi>g</mi>
          </mrow>
          <mrow>
            <mi>l</mi>
          </mrow>
        </mfrac>
      </mrow>
      <mi>sin</mi>
      <mrow>
        <mo stretchy="false">θ</mo>
        <mo stretchy="false">=</mo>
        <mn>0</mn>
      </mrow>
      <mi>;</mi>
      <mi mathvariant="italic">Petits</mi>
      <mi mathvariant="italic">angles</mi>
      <mi mathvariant="normal">:</mi>
      <mrow>
        <mover accent="true">
          <mo stretchy="false">θ</mo>
          <mo stretchy="false">¨</mo>
        </mover>
        <mo stretchy="false">+</mo>
        <mfrac>
          <mrow>
            <mo stretchy="false">λ</mo>
          </mrow>
          <mrow>
            <mi>m</mi>
          </mrow>
        </mfrac>
      </mrow>
      <mrow>
        <mover accent="true">
          <mo stretchy="false">θ</mo>
          <mo stretchy="false">˙</mo>
        </mover>
        <mo stretchy="false">+</mo>
        <mfrac>
          <mrow>
            <mi>g</mi>
          </mrow>
          <mrow>
            <mi>l</mi>
          </mrow>
        </mfrac>
      </mrow>
      <mrow>
        <mo stretchy="false">θ</mo>
        <mo stretchy="false">=</mo>
        <mn>0</mn>
      </mrow>
    </mrow>
    <annotation encoding="StarMath 5.0">ddot %theta + {%lambda } over {m} dot %theta + {g} over {l} sin %theta = 0
; Petits angles : ddot %theta + {%lambda } over {m} dot %theta + {g} over {l} %theta = 0</annotation>
  </semantics>
</math>
</file>

<file path=Object 6/content.xml><?xml version="1.0" encoding="utf-8"?>
<math xmlns="http://www.w3.org/1998/Math/MathML">
  <semantics>
    <mrow>
      <mrow>
        <mfrac>
          <mrow>
            <mi>E</mi>
          </mrow>
          <mrow>
            <mi mathvariant="italic">LC</mi>
          </mrow>
        </mfrac>
        <mo stretchy="false">=</mo>
        <mrow>
          <mfrac>
            <mrow>
              <msup>
                <mi>d</mi>
                <mrow>
                  <mn>2</mn>
                </mrow>
              </msup>
              <mi mathvariant="italic">uc</mi>
            </mrow>
            <mrow>
              <msup>
                <mi mathvariant="italic">dt</mi>
                <mrow>
                  <mn>2</mn>
                </mrow>
              </msup>
            </mrow>
          </mfrac>
          <mo stretchy="false">+</mo>
          <mfrac>
            <mrow>
              <mi>R</mi>
            </mrow>
            <mrow>
              <mi>L</mi>
            </mrow>
          </mfrac>
        </mrow>
      </mrow>
      <mrow>
        <mfrac>
          <mrow>
            <mi mathvariant="italic">duc</mi>
          </mrow>
          <mrow>
            <mi mathvariant="italic">dt</mi>
          </mrow>
        </mfrac>
        <mo stretchy="false">+</mo>
        <mfrac>
          <mrow>
            <mn>1</mn>
          </mrow>
          <mrow>
            <mi mathvariant="italic">LC</mi>
          </mrow>
        </mfrac>
      </mrow>
      <mi mathvariant="italic">uc</mi>
    </mrow>
    <annotation encoding="StarMath 5.0">{E} over {LC} = {d^{2} uc} over {dt^{2}} + {R} over {L} {duc} over {dt} + {1} over {LC} uc
 </annotation>
  </semantics>
</math>
</file>

<file path=Object 7/content.xml><?xml version="1.0" encoding="utf-8"?>
<math xmlns="http://www.w3.org/1998/Math/MathML">
  <semantics>
    <mrow>
      <mrow>
        <mn>0</mn>
        <mo stretchy="false">=</mo>
        <mrow>
          <mover accent="true">
            <mi>u</mi>
            <mo stretchy="false">¨</mo>
          </mover>
          <mo stretchy="false">+</mo>
          <mfrac>
            <mrow>
              <mi mathvariant="italic">wo</mi>
            </mrow>
            <mrow>
              <mi>Q</mi>
            </mrow>
          </mfrac>
        </mrow>
      </mrow>
      <mrow>
        <mover accent="true">
          <mi>u</mi>
          <mo stretchy="false">˙</mo>
        </mover>
        <mo stretchy="false">+</mo>
        <msup>
          <mi mathvariant="italic">wo</mi>
          <mrow>
            <mn>2</mn>
          </mrow>
        </msup>
      </mrow>
      <mi>u</mi>
    </mrow>
    <annotation encoding="StarMath 5.0">0 = ddot u + {wo} over {Q} dot u + wo^{2} u</annotation>
  </semantics>
</math>
</file>

<file path=Object 8/content.xml><?xml version="1.0" encoding="utf-8"?>
<math xmlns="http://www.w3.org/1998/Math/MathML">
  <semantics>
    <mrow>
      <mrow>
        <mn>0</mn>
        <mo stretchy="false">=</mo>
        <mrow>
          <msup>
            <mi>r</mi>
            <mrow>
              <mn>2</mn>
            </mrow>
          </msup>
          <mo stretchy="false">+</mo>
          <mfrac>
            <mrow>
              <mi mathvariant="italic">wo</mi>
            </mrow>
            <mrow>
              <mi>Q</mi>
            </mrow>
          </mfrac>
        </mrow>
      </mrow>
      <mrow>
        <mi>r</mi>
        <mo stretchy="false">+</mo>
        <msup>
          <mi mathvariant="italic">wo</mi>
          <mrow>
            <mn>2</mn>
          </mrow>
        </msup>
      </mrow>
    </mrow>
    <annotation encoding="StarMath 5.0">0 = r^{2} + {wo} over {Q} r + wo^{2}</annotation>
  </semantics>
</math>
</file>

<file path=Object 9/content.xml><?xml version="1.0" encoding="utf-8"?>
<math xmlns="http://www.w3.org/1998/Math/MathML">
  <semantics>
    <mrow>
      <mrow>
        <mo stretchy="false">Δ</mo>
        <mo stretchy="false">=</mo>
        <mn>4</mn>
      </mrow>
      <msup>
        <mi mathvariant="italic">wo</mi>
        <mrow>
          <mn>2</mn>
        </mrow>
      </msup>
      <mrow>
        <mo stretchy="false">(</mo>
        <mrow>
          <mrow>
            <mfrac>
              <mrow>
                <mn>1</mn>
              </mrow>
              <mrow>
                <msup>
                  <mn>4Q</mn>
                  <mrow>
                    <mn>2</mn>
                  </mrow>
                </msup>
              </mrow>
            </mfrac>
            <mo stretchy="false">−</mo>
            <mn>1</mn>
          </mrow>
        </mrow>
        <mo stretchy="false">)</mo>
      </mrow>
    </mrow>
    <annotation encoding="StarMath 5.0">%DELTA = 4 wo^{2} ( {1}over {4Q^{2}} -1)</annotation>
  </semantics>
</math>
</file>